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Nile" svg:font-family="'Al Nile'" style:font-pitch="variable"/>
    <style:font-face style:name="Chalkduster" svg:font-family="Chalkduster" style:font-pitch="variable"/>
    <style:font-face style:name="Nanum Pen Script" svg:font-family="'Nanum Pen Script'" style:font-pitch="variable"/>
    <style:font-face style:name="Xingkai SC" svg:font-family="'Xingkai SC'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2pt" style:font-size-asian="12pt"/>
    </style:style>
    <style:style style:name="P2" style:family="paragraph" style:parent-style-name="Text_20_body">
      <style:text-properties style:font-name="Chalkduster"/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fo:font-size="12pt" style:font-size-asian="12pt"/>
    </style:style>
    <style:style style:name="T3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SWTB: Gruppe 13</text:span></text:p>
      <text:p text:style-name="P2"><text:span text:style-name="T3">- Nach dem Erstellen "Bearbeiten" nicht möglich. </text:span></text:p>
      <text:p text:style-name="P2"><text:span text:style-name="T3">- Logger. </text:span></text:p>
      <text:p text:style-name="P2"><text:span text:style-name="T3">- Geburtstatum cool machen. </text:span></text:p>
      <text:p text:style-name="P2"><text:span text:style-name="T3">- Mehrere User gleichzeitig offen. </text:span></text:p>
      <text:p text:style-name="P2"><text:span text:style-name="T3">- Jeder User ein File</text:span></text:p>
      <text:p text:style-name="P2"/>
      <text:p text:style-name="P2"><text:span text:style-name="T3">Docs:</text:span></text:p>
      <text:p text:style-name="P2"><text:span text:style-name="T3">- Besprechungsprotololle: 5 (noch vier)</text:span></text:p>
      <text:p text:style-name="P2"><text:span text:style-name="T3">- Projektdefinition: Anforderungen. </text:span></text:p>
      <text:p text:style-name="P2"><text:span text:style-name="T3">- Projektstrukturplan: komplett. </text:span></text:p>
      <text:p text:style-name="P2"><text:span text:style-name="T3">- Entscheidungen: 5 (noch drei)</text:span></text:p>
      <text:p text:style-name="P2"><text:span text:style-name="T3">- Risiken: 5 (noch fünf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 Nile" svg:font-family="'Al Nile'" style:font-pitch="variable"/>
    <style:font-face style:name="Chalkduster" svg:font-family="Chalkduster" style:font-pitch="variable"/>
    <style:font-face style:name="Nanum Pen Script" svg:font-family="'Nanum Pen Script'" style:font-pitch="variable"/>
    <style:font-face style:name="Xingkai SC" svg:font-family="'Xingkai SC'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3:25:36.609704000</meta:creation-date>
    <dc:date>2015-05-04T13:33:10.807537000</dc:date>
    <meta:editing-duration>PT2M16S</meta:editing-duration>
    <meta:editing-cycles>3</meta:editing-cycles>
    <meta:generator>LibreOffice/4.3.0.4$MacOSX_X86_64 LibreOffice_project/62ad5818884a2fc2e5780dd45466868d41009ec0</meta:generator>
    <meta:document-statistic meta:table-count="0" meta:image-count="0" meta:object-count="0" meta:page-count="1" meta:paragraph-count="12" meta:word-count="48" meta:character-count="326" meta:non-whitespace-character-count="284"/>
  </office:meta>
</office:document-meta>
</file>